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5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15"/>
    <style:style style:name="ce3" style:family="table-cell" style:parent-style-name="Default" style:data-style-name="N114"/>
    <style:style style:name="ce4" style:family="table-cell" style:parent-style-name="Default" style:data-style-name="N116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1"/>
        <table:table-row table:style-name="ro1" table:number-rows-repeated="2">
          <table:table-cell/>
          <table:table-cell table:style-name="Default"/>
        </table:table-row>
        <table:table-row table:style-name="ro1">
          <table:table-cell office:value-type="string" calcext:value-type="string">
            <text:p>Например, в момент напряжения, В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Падение напряжение на диодном мосту, В</text:p>
          </table:table-cell>
          <table:table-cell table:style-name="ce2"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Сопротивление резисторов перед диодным мостом, Ом</text:p>
          </table:table-cell>
          <table:table-cell table:formula="of:=51000*2" office:value-type="float" office:value="102000" calcext:value-type="float">
            <text:p>102 000</text:p>
          </table:table-cell>
        </table:table-row>
        <table:table-row table:style-name="ro1">
          <table:table-cell office:value-type="string" calcext:value-type="string">
            <text:p>Ток через оптопару, А</text:p>
          </table:table-cell>
          <table:table-cell table:style-name="ce3" table:formula="of:=([.B3]-[.B4])/[.B5]" office:value-type="float" office:value="0.0000833333333333333" calcext:value-type="float">
            <text:p>0,00008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Коэффициент передачи оптопары</text:p>
          </table:table-cell>
          <table:table-cell table:style-name="ce2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Выходной ток оптопары, А</text:p>
          </table:table-cell>
          <table:table-cell table:style-name="ce3" table:formula="of:=[.B6]*[.B8]" office:value-type="float" office:value="0.0000416666666666667" calcext:value-type="float">
            <text:p>0,00004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Подтягивающий резистор, Ом</text:p>
          </table:table-cell>
          <table:table-cell office:value-type="float" office:value="100000" calcext:value-type="float">
            <text:p>100 000</text:p>
          </table:table-cell>
        </table:table-row>
        <table:table-row table:style-name="ro1">
          <table:table-cell office:value-type="string" calcext:value-type="string">
            <text:p>Размах напряжения на выходе, В</text:p>
          </table:table-cell>
          <table:table-cell table:style-name="ce4" table:formula="of:=[.B9]*[.B11]" office:value-type="float" office:value="4.16666666666667" calcext:value-type="float">
            <text:p>4,1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6" number:min-decimal-places="6" number:min-integer-digits="1" number:grouping="true"/>
    </number:number-style>
    <number:number-style style:name="N115">
      <number:number number:decimal-places="1" number:min-decimal-places="1" number:min-integer-digits="1" number:grouping="true"/>
    </number:number-style>
    <number:number-style style:name="N116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1:28:26.120715410</meta:creation-date>
    <dc:date>2023-03-14T12:34:32.647310405</dc:date>
    <meta:editing-duration>PT1H6M1S</meta:editing-duration>
    <meta:editing-cycles>15</meta:editing-cycles>
    <meta:generator>LibreOffice/7.5.1.2$Linux_X86_64 LibreOffice_project/50$Build-2</meta:generator>
    <meta:document-statistic meta:table-count="1" meta:cell-count="16" meta:object-count="0"/>
  </office:meta>
</office:document-meta>
</file>